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6.9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29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4.13mm"/>
    </style:style>
    <style:style style:name="co12" style:family="table-column">
      <style:table-column-properties fo:break-before="auto" style:column-width="13.65mm"/>
    </style:style>
    <style:style style:name="co13" style:family="table-column">
      <style:table-column-properties fo:break-before="auto" style:column-width="10.81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9.05mm"/>
    </style:style>
    <style:style style:name="co17" style:family="table-column">
      <style:table-column-properties fo:break-before="auto" style:column-width="70.1mm"/>
    </style:style>
    <style:style style:name="co18" style:family="table-column">
      <style:table-column-properties fo:break-before="auto" style:column-width="31.82mm"/>
    </style:style>
    <style:style style:name="co19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14" style:family="table-cell" style:parent-style-name="Default" style:data-style-name="N11"/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NA</text:p>
          </table:table-cell>
          <table:table-cell table:style-name="ce5" table:number-columns-repeated="1004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0100000101" calcext:value-type="string">
            <text:p>0001000100000000000100000101</text:p>
          </table:table-cell>
          <table:table-cell/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0100000101" calcext:value-type="string">
            <text:p>0001000100000000000100000101</text:p>
          </table:table-cell>
          <table:table-cell/>
          <table:table-cell table:style-name="ce6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00000101" calcext:value-type="string">
            <text:p>0001000101100000001100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00001111111101" calcext:value-type="string">
            <text:p>1101000101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00001111111101" calcext:value-type="string">
            <text:p>11010001010001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00001111111101" calcext:value-type="string">
            <text:p>1101000101001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LD (C), 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LD A, (C)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01100011" calcext:value-type="string">
            <text:p>110110010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01111001" calcext:value-type="string">
            <text:p>100100010110000000000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100000001111001" calcext:value-type="string">
            <text:p>100100010110010000000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4" calcext:value-type="float">
            <text:p>94</text:p>
          </table:table-cell>
          <table:table-cell table:formula="of:=COM.MICROSOFT.CONCAT([.D96:.Q96])" office:value-type="string" office:string-value="1001000101101000000001111001" calcext:value-type="string">
            <text:p>100100010110100000000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6" calcext:value-type="float">
            <text:p>126</text:p>
          </table:table-cell>
          <table:table-cell table:formula="of:=COM.MICROSOFT.CONCAT([.D128:.Q128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7" calcext:value-type="float">
            <text:p>127</text:p>
          </table:table-cell>
          <table:table-cell table:formula="of:=COM.MICROSOFT.CONCAT([.D129:.Q129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1001000101100001101111000101" calcext:value-type="string">
            <text:p>10010001011000011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2" calcext:value-type="float">
            <text:p>142</text:p>
          </table:table-cell>
          <table:table-cell table:formula="of:=COM.MICROSOFT.CONCAT([.D144:.Q144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3" calcext:value-type="float">
            <text:p>143</text:p>
          </table:table-cell>
          <table:table-cell table:formula="of:=COM.MICROSOFT.CONCAT([.D145:.Q145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0010010011000011" calcext:value-type="string">
            <text:p>1010100101000010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0110110011000011" calcext:value-type="string">
            <text:p>1010100101000110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111110011000011" calcext:value-type="string">
            <text:p>1010100101001111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/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0000001111100001" calcext:value-type="string">
            <text:p>100110010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0000001111100001" calcext:value-type="string">
            <text:p>100110011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string" calcext:value-type="string">
            <text:p>D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1001000101000010000100000100" calcext:value-type="string">
            <text:p>1001000101000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1001000101000110000100000100" calcext:value-type="string">
            <text:p>10010001010001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6" calcext:value-type="float">
            <text:p>246</text:p>
          </table:table-cell>
          <table:table-cell table:formula="of:=COM.MICROSOFT.CONCAT([.D248:.Q248])" office:value-type="string" office:string-value="1001000101001010000100000100" calcext:value-type="string">
            <text:p>1001000101001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7" calcext:value-type="float">
            <text:p>247</text:p>
          </table:table-cell>
          <table:table-cell table:formula="of:=COM.MICROSOFT.CONCAT([.D249:.Q249])" office:value-type="string" office:string-value="1001000100000000000100000100" calcext:value-type="string">
            <text:p>10010001000000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19"/>
          <table:table-cell table:style-name="ce14" table:formula="of:=COUNTIF([.T2:.T257];&quot;Y&quot;) / 255" office:value-type="percentage" office:value="0.380392156862745" calcext:value-type="percentage">
            <text:p>38.04%</text:p>
          </table:table-cell>
          <table:table-cell table:number-columns-repeated="1004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00/00/00</text:date>, <text:time style:data-style-name="N2" text:time-value="18:56:49.95606362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1-02T20:02:50.975424226</dc:date>
    <meta:generator>LibreOffice/6.0.7.3$Linux_X86_64 LibreOffice_project/00m0$Build-3</meta:generator>
    <meta:editing-duration>PT3H34M</meta:editing-duration>
    <meta:editing-cycles>9</meta:editing-cycles>
    <meta:document-statistic meta:table-count="1" meta:cell-count="49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